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Setting environment for using XAMPP for Windows.</text:span></text:p>
      <text:p text:style-name="P1"><text:span text:style-name="T1">730110@128-IMAC10 c:\xampp</text:span></text:p>
      <text:p text:style-name="P1"><text:span text:style-name="T1"># mysql -u root -p</text:span></text:p>
      <text:p text:style-name="P1"><text:span text:style-name="T1">Enter password:</text:span></text:p>
      <text:p text:style-name="P1"><text:span text:style-name="T1">ERROR 2003 (HY000): Can't connect to MySQL server on 'localhost' (10061 "Unknown error")</text:span></text:p>
      <text:p text:style-name="P1"><text:span text:style-name="T1"/></text:p>
      <text:p text:style-name="P1"><text:span text:style-name="T1">730110@128-IMAC10 c:\xampp</text:span></text:p>
      <text:p text:style-name="P1"><text:span text:style-name="T1">#</text:span></text:p>
      <text:p text:style-name="P1"><text:span text:style-name="T1">730110@128-IMAC10 c:\xampp</text:span></text:p>
      <text:p text:style-name="P1"><text:span text:style-name="T1"># mysql -u root -p</text:span></text:p>
      <text:p text:style-name="P1"><text:span text:style-name="T1">Enter password:</text:span></text:p>
      <text:p text:style-name="P1"><text:span text:style-name="T1">Welcome to the MariaDB monitor.<text:s text:c="2"/>Commands end with ; or \g.</text:span></text:p>
      <text:p text:style-name="P1"><text:span text:style-name="T1">Your MariaDB connection id is 2</text:span></text:p>
      <text:p text:style-name="P1"><text:span text:style-name="T1">Server version: 10.1.21-MariaDB mariadb.org binary distribution</text:span></text:p>
      <text:p text:style-name="P1"><text:span text:style-name="T1"/></text:p>
      <text:p text:style-name="P1"><text:span text:style-name="T1">Copyright (c) 2000, 2016, Oracle, MariaDB Corporation Ab and others.</text:span></text:p>
      <text:p text:style-name="P1"><text:span text:style-name="T1"/></text:p>
      <text:p text:style-name="P1"><text:span text:style-name="T1">Type 'help;' or '\h' for help. Type '\c' to clear the current input statement.</text:span></text:p>
      <text:p text:style-name="P1"><text:span text:style-name="T1"/></text:p>
      <text:p text:style-name="P1"><text:span text:style-name="T1">MariaDB [(none)]&gt; show databases;</text:span></text:p>
      <text:p text:style-name="P1"><text:span text:style-name="T1">+--------------------+</text:span></text:p>
      <text:p text:style-name="P1"><text:span text:style-name="T1">| Database<text:s text:c="11"/>|</text:span></text:p>
      <text:p text:style-name="P1"><text:span text:style-name="T1">+--------------------+</text:span></text:p>
      <text:p text:style-name="P1"><text:span text:style-name="T1">| information_schema |</text:span></text:p>
      <text:p text:style-name="P1"><text:span text:style-name="T1">| mysql<text:s text:c="14"/>|</text:span></text:p>
      <text:p text:style-name="P1"><text:span text:style-name="T1">| performance_schema |</text:span></text:p>
      <text:p text:style-name="P1"><text:span text:style-name="T1">| phpmyadmin<text:s text:c="9"/>|</text:span></text:p>
      <text:p text:style-name="P1"><text:span text:style-name="T1">| test<text:s text:c="15"/>|</text:span></text:p>
      <text:p text:style-name="P1"><text:span text:style-name="T1">+--------------------+</text:span></text:p>
      <text:p text:style-name="P1"><text:span text:style-name="T1">5 rows in set (0.06 sec)</text:span></text:p>
      <text:p text:style-name="P1"><text:span text:style-name="T1"/></text:p>
      <text:p text:style-name="P1"><text:span text:style-name="T1">MariaDB [(none)]&gt; create database csd2204w18;</text:span></text:p>
      <text:p text:style-name="P1"><text:span text:style-name="T1">Query OK, 1 row affected (0.00 sec)</text:span></text:p>
      <text:p text:style-name="P1"><text:span text:style-name="T1"/></text:p>
      <text:p text:style-name="P1"><text:span text:style-name="T1">MariaDB [(none)]&gt; use csd2204w18;</text:span></text:p>
      <text:p text:style-name="P1"><text:span text:style-name="T1">Database changed</text:span></text:p>
      <text:p text:style-name="P1"><text:span text:style-name="T1">MariaDB [csd2204w18]&gt; CREATE TABLE IF NOT EXISTS `countries` (</text:span></text:p>
      <text:p text:style-name="P1"><text:span text:style-name="T1"><text:s text:c="4"/>-&gt;<text:s text:c="5"/>-&gt;<text:s text:c="3"/>`COUNTRY_ID` varchar(2) NOT NULL,</text:span></text:p>
      <text:p text:style-name="P1"><text:span text:style-name="T1"><text:s text:c="4"/>-&gt;<text:s text:c="5"/>-&gt;<text:s text:c="3"/>`COUNTRY_NAME` varchar(40) DEFAULT NULL,</text:span></text:p>
      <text:p text:style-name="P1"><text:span text:style-name="T1"><text:s text:c="4"/>-&gt;<text:s text:c="5"/>-&gt;<text:s text:c="3"/>`REGION_ID` decimal(10,0) DEFAULT NULL,</text:span></text:p>
      <text:p text:style-name="P1"><text:span text:style-name="T1"><text:s text:c="4"/>-&gt;<text:s text:c="5"/>-&gt;<text:s text:c="3"/>PRIMARY KEY (`COUNTRY_ID`),</text:span></text:p>
      <text:p text:style-name="P1"><text:span text:style-name="T1"><text:s text:c="4"/>-&gt;<text:s text:c="5"/>-&gt;<text:s text:c="3"/>KEY `COUNTR_REG_FK` (`REGION_ID`)</text:span></text:p>
      <text:p text:style-name="P1"><text:span text:style-name="T1"><text:s text:c="4"/>-&gt;<text:s text:c="5"/>-&gt; ) ENGINE=MyISAM DEFAULT CHARSET=latin1;</text:span></text:p>
      <text:p text:style-name="P1"><text:span text:style-name="T1">ERROR 1064 (42000): You have an error in your SQL syntax; check the manual that corresponds to your MariaDB server version for the right syntax to use near '-&gt;<text:s text:c="3"/>`COUNTRY_ID` varchar(2) NOT NULL,</text:span></text:p>
      <text:p text:style-name="P1"><text:span text:style-name="T1"><text:s text:c="4"/>-&gt;<text:s text:c="3"/>`COUNTRY_NAME` varchar(40) DEFAU' at line 2</text:span></text:p>
      <text:p text:style-name="P1"><text:span text:style-name="T1">MariaDB [csd2204w18]&gt; CREATE TABLE IF NOT EXISTS `countries` (</text:span></text:p>
      <text:p text:style-name="P1"><text:span text:style-name="T1"><text:s text:c="4"/>-&gt;<text:s text:c="5"/>-&gt;<text:s text:c="3"/>`COUNTRY_ID` varchar(2) NOT NULL,</text:span></text:p>
      <text:p text:style-name="P1"><text:span text:style-name="T1"><text:s text:c="4"/>-&gt;<text:s text:c="5"/>-&gt;<text:s text:c="3"/>`COUNTRY_NAME` varchar(40) DEFAULT NULL,</text:span></text:p>
      <text:p text:style-name="P1"><text:span text:style-name="T1"><text:s text:c="4"/>-&gt;<text:s text:c="5"/>-&gt;<text:s text:c="3"/>`REGION_ID` decimal(10,0) DEFAULT NULL,</text:span></text:p>
      <text:p text:style-name="P1"><text:span text:style-name="T1"><text:s text:c="4"/>-&gt;<text:s text:c="5"/>-&gt;<text:s text:c="3"/>PRIMARY KEY (`COUNTRY_ID`),</text:span></text:p>
      <text:p text:style-name="P1"><text:span text:style-name="T1"><text:s text:c="4"/>-&gt;<text:s text:c="5"/>-&gt;<text:s text:c="3"/>KEY `COUNTR_REG_FK` (`REGION_ID`)</text:span></text:p>
      <text:p text:style-name="P1"><text:span text:style-name="T1"><text:s text:c="4"/>-&gt;<text:s text:c="2"/>';</text:span></text:p>
      <text:p text:style-name="P1"><text:span text:style-name="T1"><text:s text:c="4"/>'&gt; ';</text:span></text:p>
      <text:p text:style-name="P1"><text:span text:style-name="T1">ERROR 1064 (42000): You have an error in your SQL syntax; check the manual that corresponds to your MariaDB server version for the right syntax to use near '-&gt;<text:s text:c="3"/>`COUNTRY_ID` varchar(2) NOT NULL,</text:span></text:p>
      <text:p text:style-name="P1"><text:span text:style-name="T1"><text:s text:c="4"/>-&gt;<text:s text:c="3"/>`COUNTRY_NAME` varchar(40) DEFAU' at line 2</text:span></text:p>
      <text:p text:style-name="P1"><text:span text:style-name="T1">MariaDB [csd2204w18]&gt; CREATE TABLE IF NOT EXISTS `countries` (</text:span></text:p>
      <text:p text:style-name="P1"><text:span text:style-name="T1"><text:s text:c="4"/>-&gt; `COUNTRY_ID` varchar(2) NOT NULL,`COUNTRY_NAME` varchar(40) DEFAULT NULL,`REGION_ID` decimal(10,0) DEFAULT NULL,PRIMARY KEY (`COUNTRY_ID`),KEY `COUNTR_REG_FK` (`REGION_ID`));</text:span></text:p>
      <text:p text:style-name="P1"><text:span text:style-name="T1">Query OK, 0 rows affected (7.56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 CREATE TABLE manu(</text:span></text:p>
      <text:p text:style-name="P1"><text:span text:style-name="T1"><text:s text:c="4"/>-&gt; Code INTEGER(3) AUTO_INCREMENT ,</text:span></text:p>
      <text:p text:style-name="P1"><text:span text:style-name="T1"><text:s text:c="4"/>-&gt; Name VARCHAR(50) NOT NULL,</text:span></text:p>
      <text:p text:style-name="P1"><text:span text:style-name="T1"><text:s text:c="4"/>-&gt; CONSTRAINT PK_MANU PRIMARY KEY (CODE)</text:span></text:p>
      <text:p text:style-name="P1"><text:span text:style-name="T1"><text:s text:c="4"/>-&gt; );</text:span></text:p>
      <text:p text:style-name="P1"><text:span text:style-name="T1">Query OK, 0 rows affected (2.66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</text:span></text:p>
      <text:p text:style-name="P1"><text:span text:style-name="T1">MariaDB [csd2204w18]&gt; INSERT INTO manu(Name) VALUES('Sony');</text:span></text:p>
      <text:p text:style-name="P1"><text:span text:style-name="T1">Query OK, 1 row affected (0.38 sec)</text:span></text:p>
      <text:p text:style-name="P1"><text:span text:style-name="T1"/></text:p>
      <text:p text:style-name="P1"><text:span text:style-name="T1">MariaDB [csd2204w18]&gt; INSERT INTO manu(Name) VALUES('Creative Labs');</text:span></text:p>
      <text:p text:style-name="P1"><text:span text:style-name="T1">Query OK, 1 row affected (0.28 sec)</text:span></text:p>
      <text:p text:style-name="P1"><text:span text:style-name="T1"/></text:p>
      <text:p text:style-name="P1"><text:span text:style-name="T1">MariaDB [csd2204w18]&gt; INSERT INTO manu(Name) VALUES('Hewlett-Packard');</text:span></text:p>
      <text:p text:style-name="P1"><text:span text:style-name="T1">Query OK, 1 row affected (0.63 sec)</text:span></text:p>
      <text:p text:style-name="P1"><text:span text:style-name="T1"/></text:p>
      <text:p text:style-name="P1"><text:span text:style-name="T1">MariaDB [csd2204w18]&gt; INSERT INTO manu(Name) VALUES('Iomega');</text:span></text:p>
      <text:p text:style-name="P1"><text:span text:style-name="T1">Query OK, 1 row affected (0.56 sec)</text:span></text:p>
      <text:p text:style-name="P1"><text:span text:style-name="T1"/></text:p>
      <text:p text:style-name="P1"><text:span text:style-name="T1">MariaDB [csd2204w18]&gt; INSERT INTO manu(Name) VALUES('Fujitsu');</text:span></text:p>
      <text:p text:style-name="P1"><text:span text:style-name="T1">Query OK, 1 row affected (0.20 sec)</text:span></text:p>
      <text:p text:style-name="P1"><text:span text:style-name="T1"/></text:p>
      <text:p text:style-name="P1"><text:span text:style-name="T1">MariaDB [csd2204w18]&gt; INSERT INTO manu(Name) VALUES('Winchester');</text:span></text:p>
      <text:p text:style-name="P1"><text:span text:style-name="T1">Query OK, 1 row affected (0.20 sec)</text:span></text:p>
      <text:p text:style-name="P1"><text:span text:style-name="T1"/></text:p>
      <text:p text:style-name="P1"><text:span text:style-name="T1">MariaDB [csd2204w18]&gt; INSERT INTO manu(Name) VALUES('moxDroid Labs Inc');</text:span></text:p>
      <text:p text:style-name="P1"><text:span text:style-name="T1">Query OK, 1 row affected (0.09 sec)</text:span></text:p>
      <text:p text:style-name="P1"><text:span text:style-name="T1"/></text:p>
      <text:p text:style-name="P1"><text:span text:style-name="T1">MariaDB [csd2204w18]&gt; INSERT INTO manu(Name) VALUES("Dell");</text:span></text:p>
      <text:p text:style-name="P1"><text:span text:style-name="T1">Query OK, 1 row affected (0.14 sec)</text:span></text:p>
      <text:p text:style-name="P1"><text:span text:style-name="T1"/></text:p>
      <text:p text:style-name="P1"><text:span text:style-name="T1">MariaDB [csd2204w18]&gt; INSERT INTO manu(Name) VALUES("Bell Labs");</text:span></text:p>
      <text:p text:style-name="P1"><text:span text:style-name="T1">Query OK, 1 row affected (0.22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</text:span></text:p>
      <text:p text:style-name="P1"><text:span text:style-name="T1">MariaDB [csd2204w18]&gt; CREATE TABLE Products (</text:span></text:p>
      <text:p text:style-name="P1"><text:span text:style-name="T1"><text:s text:c="4"/>-&gt;<text:s text:c="5"/>Code INTEGER(3) AUTO_INCREMENT,</text:span></text:p>
      <text:p text:style-name="P1"><text:span text:style-name="T1"><text:s text:c="4"/>-&gt;<text:s text:c="5"/>Name VARCHAR(255) NOT NULL ,</text:span></text:p>
      <text:p text:style-name="P1"><text:span text:style-name="T1"><text:s text:c="4"/>-&gt;<text:s text:c="5"/>Price DECIMAL NOT NULL ,</text:span></text:p>
      <text:p text:style-name="P1"><text:span text:style-name="T1"><text:s text:c="4"/>-&gt;<text:s text:c="5"/>Manufacturer INTEGER(3),</text:span></text:p>
      <text:p text:style-name="P1"><text:span text:style-name="T1"><text:s text:c="4"/>-&gt;<text:s text:c="5"/>CONSTRAINT PK_PRODUCTS PRIMARY KEY (Code),</text:span></text:p>
      <text:p text:style-name="P1"><text:span text:style-name="T1"><text:s text:c="4"/>-&gt;<text:s text:c="5"/>CONSTRAINT FK_PRODUCTS FOREIGN KEY (Manufacturer) REFERENCES manu(Code)</text:span></text:p>
      <text:p text:style-name="P1"><text:span text:style-name="T1"><text:s text:c="4"/>-&gt;<text:s text:c="5"/>);</text:span></text:p>
      <text:p text:style-name="P1"><text:span text:style-name="T1">Query OK, 0 rows affected (5.38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</text:span></text:p>
      <text:p text:style-name="P1"><text:span text:style-name="T1">MariaDB [csd2204w18]&gt; INSERT INTO Products(Name,Price,Manufacturer) VALUES('Hard drive',240,5);</text:span></text:p>
      <text:p text:style-name="P1"><text:span text:style-name="T1">Query OK, 1 row affected (0.33 sec)</text:span></text:p>
      <text:p text:style-name="P1"><text:span text:style-name="T1"/></text:p>
      <text:p text:style-name="P1"><text:span text:style-name="T1">MariaDB [csd2204w18]&gt; INSERT INTO Products(Name,Price,Manufacturer) VALUES('Memory',120,6);</text:span></text:p>
      <text:p text:style-name="P1"><text:span text:style-name="T1">Query OK, 1 row affected (0.22 sec)</text:span></text:p>
      <text:p text:style-name="P1"><text:span text:style-name="T1"/></text:p>
      <text:p text:style-name="P1"><text:span text:style-name="T1">MariaDB [csd2204w18]&gt; INSERT INTO Products(Name,Price,Manufacturer) VALUES('ZIP drive',150,4);</text:span></text:p>
      <text:p text:style-name="P1"><text:span text:style-name="T1">Query OK, 1 row affected (0.52 sec)</text:span></text:p>
      <text:p text:style-name="P1"><text:span text:style-name="T1"/></text:p>
      <text:p text:style-name="P1"><text:span text:style-name="T1">MariaDB [csd2204w18]&gt; INSERT INTO Products(Name,Price,Manufacturer) VALUES('Floppy disk',5,6);</text:span></text:p>
      <text:p text:style-name="P1"><text:span text:style-name="T1">Query OK, 1 row affected (0.19 sec)</text:span></text:p>
      <text:p text:style-name="P1"><text:span text:style-name="T1"/></text:p>
      <text:p text:style-name="P1"><text:span text:style-name="T1">MariaDB [csd2204w18]&gt; INSERT INTO Products(Name,Price,Manufacturer) VALUES('Monitor',240,1);</text:span></text:p>
      <text:p text:style-name="P1"><text:span text:style-name="T1">Query OK, 1 row affected (0.16 sec)</text:span></text:p>
      <text:p text:style-name="P1"><text:span text:style-name="T1"/></text:p>
      <text:p text:style-name="P1"><text:span text:style-name="T1">MariaDB [csd2204w18]&gt; INSERT INTO Products(Name,Price,Manufacturer) VALUES('DVD drive',180,2);</text:span></text:p>
      <text:p text:style-name="P1"><text:span text:style-name="T1">Query OK, 1 row affected (0.16 sec)</text:span></text:p>
      <text:p text:style-name="P1"><text:span text:style-name="T1"/></text:p>
      <text:p text:style-name="P1"><text:span text:style-name="T1">MariaDB [csd2204w18]&gt; INSERT INTO Products(Name,Price,Manufacturer) VALUES('CD drive',90,2);</text:span></text:p>
      <text:p text:style-name="P1"><text:span text:style-name="T1">Query OK, 1 row affected (0.33 sec)</text:span></text:p>
      <text:p text:style-name="P1"><text:span text:style-name="T1"/></text:p>
      <text:p text:style-name="P1"><text:span text:style-name="T1">MariaDB [csd2204w18]&gt; INSERT INTO Products(Name,Price,Manufacturer) VALUES('Printer',270,3);</text:span></text:p>
      <text:p text:style-name="P1"><text:span text:style-name="T1">Query OK, 1 row affected (0.17 sec)</text:span></text:p>
      <text:p text:style-name="P1"><text:span text:style-name="T1"/></text:p>
      <text:p text:style-name="P1"><text:span text:style-name="T1">MariaDB [csd2204w18]&gt; INSERT INTO Products(Name,Price,Manufacturer) VALUES('Toner cartridge',66,3);</text:span></text:p>
      <text:p text:style-name="P1"><text:span text:style-name="T1">Query OK, 1 row affected (0.23 sec)</text:span></text:p>
      <text:p text:style-name="P1"><text:span text:style-name="T1"/></text:p>
      <text:p text:style-name="P1"><text:span text:style-name="T1">MariaDB [csd2204w18]&gt; INSERT INTO Products(Name,Price,Manufacturer) VALUES('DVD burner',180,2);</text:span></text:p>
      <text:p text:style-name="P1"><text:span text:style-name="T1">Query OK, 1 row affected (0.20 sec)</text:span></text:p>
      <text:p text:style-name="P1"><text:span text:style-name="T1"/></text:p>
      <text:p text:style-name="P1"><text:span text:style-name="T1">MariaDB [csd2204w18]&gt; INSERT INTO Products(Name,Price,Manufacturer) VALUES('Printer',40.00,7);</text:span></text:p>
      <text:p text:style-name="P1"><text:span text:style-name="T1">Query OK, 1 row affected (0.17 sec)</text:span></text:p>
      <text:p text:style-name="P1"><text:span text:style-name="T1"/></text:p>
      <text:p text:style-name="P1"><text:span text:style-name="T1">MariaDB [csd2204w18]&gt; INSERT INTO Products(Name,Price,Manufacturer) VALUES('Toner cartridge',54.00,7);</text:span></text:p>
      <text:p text:style-name="P1"><text:span text:style-name="T1">Query OK, 1 row affected (0.14 sec)</text:span></text:p>
      <text:p text:style-name="P1"><text:span text:style-name="T1"/></text:p>
      <text:p text:style-name="P1"><text:span text:style-name="T1">MariaDB [csd2204w18]&gt; INSERT INTO Products(Name,Price,Manufacturer) VALUES('DVD burner',78.00,7);</text:span></text:p>
      <text:p text:style-name="P1"><text:span text:style-name="T1">Query OK, 1 row affected (0.19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</text:span></text:p>
      <text:p text:style-name="P1"><text:span text:style-name="T1">MariaDB [csd2204w18]&gt; create view d10_v1 select * from products;</text:span></text:p>
      <text:p text:style-name="P1"><text:span text:style-name="T1">ERROR 1064 (42000): You have an error in your SQL syntax; check the manual that corresponds to your MariaDB server version for the right syntax to use near 'select * from products' at line 1</text:span></text:p>
      <text:p text:style-name="P1"><text:span text:style-name="T1">MariaDB [csd2204w18]&gt; create view d10_v1 as select * from products;</text:span></text:p>
      <text:p text:style-name="P1"><text:span text:style-name="T1">Query OK, 0 rows affected (0.28 sec)</text:span></text:p>
      <text:p text:style-name="P1"><text:span text:style-name="T1"/></text:p>
      <text:p text:style-name="P1"><text:span text:style-name="T1">MariaDB [csd2204w18]&gt; show tables;</text:span></text:p>
      <text:p text:style-name="P1"><text:span text:style-name="T1">+----------------------+</text:span></text:p>
      <text:p text:style-name="P1"><text:span text:style-name="T1">| Tables_in_csd2204w18 |</text:span></text:p>
      <text:p text:style-name="P1"><text:span text:style-name="T1">+----------------------+</text:span></text:p>
      <text:p text:style-name="P1"><text:span text:style-name="T1">| countries<text:s text:c="12"/>|</text:span></text:p>
      <text:p text:style-name="P1"><text:span text:style-name="T1">| d10_v1<text:s text:c="15"/>|</text:span></text:p>
      <text:p text:style-name="P1"><text:span text:style-name="T1">| manu<text:s text:c="17"/>|</text:span></text:p>
      <text:p text:style-name="P1"><text:span text:style-name="T1">| products<text:s text:c="13"/>|</text:span></text:p>
      <text:p text:style-name="P1"><text:span text:style-name="T1">+----------------------+</text:span></text:p>
      <text:p text:style-name="P1"><text:span text:style-name="T1">4 rows in set (0.00 sec)</text:span></text:p>
      <text:p text:style-name="P1"><text:span text:style-name="T1"/></text:p>
      <text:p text:style-name="P1"><text:span text:style-name="T1">MariaDB [csd2204w18]&gt; select * from d10_v1;</text:span></text:p>
      <text:p text:style-name="P1"><text:span text:style-name="T1">+------+-----------------+-------+--------------+</text:span></text:p>
      <text:p text:style-name="P1"><text:span text:style-name="T1">| Code | Name<text:s text:c="12"/>| Price | Manufacturer |</text:span></text:p>
      <text:p text:style-name="P1"><text:span text:style-name="T1">+------+-----------------+-------+--------------+</text:span></text:p>
      <text:p text:style-name="P1"><text:span text:style-name="T1">|<text:s text:c="4"/>1 | Hard drive<text:s text:c="6"/>|<text:s text:c="3"/>240 |<text:s text:c="12"/>5 |</text:span></text:p>
      <text:p text:style-name="P1"><text:span text:style-name="T1">|<text:s text:c="4"/>2 | Memory<text:s text:c="10"/>|<text:s text:c="3"/>120 |<text:s text:c="12"/>6 |</text:span></text:p>
      <text:p text:style-name="P1"><text:span text:style-name="T1">|<text:s text:c="4"/>3 | ZIP drive<text:s text:c="7"/>|<text:s text:c="3"/>150 |<text:s text:c="12"/>4 |</text:span></text:p>
      <text:p text:style-name="P1"><text:span text:style-name="T1">|<text:s text:c="4"/>4 | Floppy disk<text:s text:c="5"/>|<text:s text:c="5"/>5 |<text:s text:c="12"/>6 |</text:span></text:p>
      <text:p text:style-name="P1"><text:span text:style-name="T1">|<text:s text:c="4"/>5 | Monitor<text:s text:c="9"/>|<text:s text:c="3"/>240 |<text:s text:c="12"/>1 |</text:span></text:p>
      <text:p text:style-name="P1"><text:span text:style-name="T1">|<text:s text:c="4"/>6 | DVD drive<text:s text:c="7"/>|<text:s text:c="3"/>180 |<text:s text:c="12"/>2 |</text:span></text:p>
      <text:p text:style-name="P1"><text:span text:style-name="T1">|<text:s text:c="4"/>7 | CD drive<text:s text:c="8"/>|<text:s text:c="4"/>90 |<text:s text:c="12"/>2 |</text:span></text:p>
      <text:p text:style-name="P1"><text:span text:style-name="T1">|<text:s text:c="4"/>8 | Printer<text:s text:c="9"/>|<text:s text:c="3"/>270 |<text:s text:c="12"/>3 |</text:span></text:p>
      <text:p text:style-name="P1"><text:span text:style-name="T1">|<text:s text:c="4"/>9 | Toner cartridge |<text:s text:c="4"/>66 |<text:s text:c="12"/>3 |</text:span></text:p>
      <text:p text:style-name="P1"><text:span text:style-name="T1">|<text:s text:c="3"/>10 | DVD burner<text:s text:c="6"/>|<text:s text:c="3"/>180 |<text:s text:c="12"/>2 |</text:span></text:p>
      <text:p text:style-name="P1"><text:span text:style-name="T1">|<text:s text:c="3"/>11 | Printer<text:s text:c="9"/>|<text:s text:c="4"/>40 |<text:s text:c="12"/>7 |</text:span></text:p>
      <text:p text:style-name="P1"><text:span text:style-name="T1">|<text:s text:c="3"/>12 | Toner cartridge |<text:s text:c="4"/>54 |<text:s text:c="12"/>7 |</text:span></text:p>
      <text:p text:style-name="P1"><text:span text:style-name="T1">|<text:s text:c="3"/>13 | DVD burner<text:s text:c="6"/>|<text:s text:c="4"/>78 |<text:s text:c="12"/>7 |</text:span></text:p>
      <text:p text:style-name="P1"><text:span text:style-name="T1">+------+-----------------+-------+--------------+</text:span></text:p>
      <text:p text:style-name="P1"><text:span text:style-name="T1">13 rows in set (0.00 sec)</text:span></text:p>
      <text:p text:style-name="P1"><text:span text:style-name="T1"/></text:p>
      <text:p text:style-name="P1"><text:span text:style-name="T1">MariaDB [csd2204w18]&gt; select * from d10_v1 where code&gt;6;</text:span></text:p>
      <text:p text:style-name="P1"><text:span text:style-name="T1">+------+-----------------+-------+--------------+</text:span></text:p>
      <text:p text:style-name="P1"><text:span text:style-name="T1">| Code | Name<text:s text:c="12"/>| Price | Manufacturer |</text:span></text:p>
      <text:p text:style-name="P1"><text:span text:style-name="T1">+------+-----------------+-------+--------------+</text:span></text:p>
      <text:p text:style-name="P1"><text:span text:style-name="T1">|<text:s text:c="4"/>7 | CD drive<text:s text:c="8"/>|<text:s text:c="4"/>90 |<text:s text:c="12"/>2 |</text:span></text:p>
      <text:p text:style-name="P1"><text:span text:style-name="T1">|<text:s text:c="4"/>8 | Printer<text:s text:c="9"/>|<text:s text:c="3"/>270 |<text:s text:c="12"/>3 |</text:span></text:p>
      <text:p text:style-name="P1"><text:span text:style-name="T1">|<text:s text:c="4"/>9 | Toner cartridge |<text:s text:c="4"/>66 |<text:s text:c="12"/>3 |</text:span></text:p>
      <text:p text:style-name="P1"><text:span text:style-name="T1">|<text:s text:c="3"/>10 | DVD burner<text:s text:c="6"/>|<text:s text:c="3"/>180 |<text:s text:c="12"/>2 |</text:span></text:p>
      <text:p text:style-name="P1"><text:span text:style-name="T1">|<text:s text:c="3"/>11 | Printer<text:s text:c="9"/>|<text:s text:c="4"/>40 |<text:s text:c="12"/>7 |</text:span></text:p>
      <text:p text:style-name="P1"><text:span text:style-name="T1">|<text:s text:c="3"/>12 | Toner cartridge |<text:s text:c="4"/>54 |<text:s text:c="12"/>7 |</text:span></text:p>
      <text:p text:style-name="P1"><text:span text:style-name="T1">|<text:s text:c="3"/>13 | DVD burner<text:s text:c="6"/>|<text:s text:c="4"/>78 |<text:s text:c="12"/>7 |</text:span></text:p>
      <text:p text:style-name="P1"><text:span text:style-name="T1">+------+-----------------+-------+--------------+</text:span></text:p>
      <text:p text:style-name="P1"><text:span text:style-name="T1">7 rows in set (0.00 sec)</text:span></text:p>
      <text:p text:style-name="P1"><text:span text:style-name="T1"/></text:p>
      <text:p text:style-name="P1"><text:span text:style-name="T1">MariaDB [csd2204w18]&gt; select * from d10_v1 where code limit 8;</text:span></text:p>
      <text:p text:style-name="P1"><text:span text:style-name="T1">+------+-------------+-------+--------------+</text:span></text:p>
      <text:p text:style-name="P1"><text:span text:style-name="T1">| Code | Name<text:s text:c="8"/>| Price | Manufacturer |</text:span></text:p>
      <text:p text:style-name="P1"><text:span text:style-name="T1">+------+-------------+-------+--------------+</text:span></text:p>
      <text:p text:style-name="P1"><text:span text:style-name="T1">|<text:s text:c="4"/>1 | Hard drive<text:s text:c="2"/>|<text:s text:c="3"/>240 |<text:s text:c="12"/>5 |</text:span></text:p>
      <text:p text:style-name="P1"><text:span text:style-name="T1">|<text:s text:c="4"/>2 | Memory<text:s text:c="6"/>|<text:s text:c="3"/>120 |<text:s text:c="12"/>6 |</text:span></text:p>
      <text:p text:style-name="P1"><text:span text:style-name="T1">|<text:s text:c="4"/>3 | ZIP drive<text:s text:c="3"/>|<text:s text:c="3"/>150 |<text:s text:c="12"/>4 |</text:span></text:p>
      <text:p text:style-name="P1"><text:span text:style-name="T1">|<text:s text:c="4"/>4 | Floppy disk |<text:s text:c="5"/>5 |<text:s text:c="12"/>6 |</text:span></text:p>
      <text:p text:style-name="P1"><text:span text:style-name="T1">|<text:s text:c="4"/>5 | Monitor<text:s text:c="5"/>|<text:s text:c="3"/>240 |<text:s text:c="12"/>1 |</text:span></text:p>
      <text:p text:style-name="P1"><text:span text:style-name="T1">|<text:s text:c="4"/>6 | DVD drive<text:s text:c="3"/>|<text:s text:c="3"/>180 |<text:s text:c="12"/>2 |</text:span></text:p>
      <text:p text:style-name="P1"><text:span text:style-name="T1">|<text:s text:c="4"/>7 | CD drive<text:s text:c="4"/>|<text:s text:c="4"/>90 |<text:s text:c="12"/>2 |</text:span></text:p>
      <text:p text:style-name="P1"><text:span text:style-name="T1">|<text:s text:c="4"/>8 | Printer<text:s text:c="5"/>|<text:s text:c="3"/>270 |<text:s text:c="12"/>3 |</text:span></text:p>
      <text:p text:style-name="P1"><text:span text:style-name="T1">+------+-------------+-------+--------------+</text:span></text:p>
      <text:p text:style-name="P1"><text:span text:style-name="T1">8 rows in set (0.00 sec)</text:span></text:p>
      <text:p text:style-name="P1"><text:span text:style-name="T1"/></text:p>
      <text:p text:style-name="P1"><text:span text:style-name="T1">MariaDB [csd2204w18]&gt; select * from d10_v1 where price between 5 and 270;</text:span></text:p>
      <text:p text:style-name="P1"><text:span text:style-name="T1">+------+-----------------+-------+--------------+</text:span></text:p>
      <text:p text:style-name="P1"><text:span text:style-name="T1">| Code | Name<text:s text:c="12"/>| Price | Manufacturer |</text:span></text:p>
      <text:p text:style-name="P1"><text:span text:style-name="T1">+------+-----------------+-------+--------------+</text:span></text:p>
      <text:p text:style-name="P1"><text:span text:style-name="T1">|<text:s text:c="4"/>1 | Hard drive<text:s text:c="6"/>|<text:s text:c="3"/>240 |<text:s text:c="12"/>5 |</text:span></text:p>
      <text:p text:style-name="P1"><text:span text:style-name="T1">|<text:s text:c="4"/>2 | Memory<text:s text:c="10"/>|<text:s text:c="3"/>120 |<text:s text:c="12"/>6 |</text:span></text:p>
      <text:p text:style-name="P1"><text:span text:style-name="T1">|<text:s text:c="4"/>3 | ZIP drive<text:s text:c="7"/>|<text:s text:c="3"/>150 |<text:s text:c="12"/>4 |</text:span></text:p>
      <text:p text:style-name="P1"><text:span text:style-name="T1">|<text:s text:c="4"/>4 | Floppy disk<text:s text:c="5"/>|<text:s text:c="5"/>5 |<text:s text:c="12"/>6 |</text:span></text:p>
      <text:p text:style-name="P1"><text:span text:style-name="T1">|<text:s text:c="4"/>5 | Monitor<text:s text:c="9"/>|<text:s text:c="3"/>240 |<text:s text:c="12"/>1 |</text:span></text:p>
      <text:p text:style-name="P1"><text:span text:style-name="T1">|<text:s text:c="4"/>6 | DVD drive<text:s text:c="7"/>|<text:s text:c="3"/>180 |<text:s text:c="12"/>2 |</text:span></text:p>
      <text:p text:style-name="P1"><text:span text:style-name="T1">|<text:s text:c="4"/>7 | CD drive<text:s text:c="8"/>|<text:s text:c="4"/>90 |<text:s text:c="12"/>2 |</text:span></text:p>
      <text:p text:style-name="P1"><text:span text:style-name="T1">|<text:s text:c="4"/>8 | Printer<text:s text:c="9"/>|<text:s text:c="3"/>270 |<text:s text:c="12"/>3 |</text:span></text:p>
      <text:p text:style-name="P1"><text:span text:style-name="T1">|<text:s text:c="4"/>9 | Toner cartridge |<text:s text:c="4"/>66 |<text:s text:c="12"/>3 |</text:span></text:p>
      <text:p text:style-name="P1"><text:span text:style-name="T1">|<text:s text:c="3"/>10 | DVD burner<text:s text:c="6"/>|<text:s text:c="3"/>180 |<text:s text:c="12"/>2 |</text:span></text:p>
      <text:p text:style-name="P1"><text:span text:style-name="T1">|<text:s text:c="3"/>11 | Printer<text:s text:c="9"/>|<text:s text:c="4"/>40 |<text:s text:c="12"/>7 |</text:span></text:p>
      <text:p text:style-name="P1"><text:span text:style-name="T1">|<text:s text:c="3"/>12 | Toner cartridge |<text:s text:c="4"/>54 |<text:s text:c="12"/>7 |</text:span></text:p>
      <text:p text:style-name="P1"><text:span text:style-name="T1">|<text:s text:c="3"/>13 | DVD burner<text:s text:c="6"/>|<text:s text:c="4"/>78 |<text:s text:c="12"/>7 |</text:span></text:p>
      <text:p text:style-name="P1"><text:span text:style-name="T1">+------+-----------------+-------+--------------+</text:span></text:p>
      <text:p text:style-name="P1"><text:span text:style-name="T1">13 rows in set (0.00 sec)</text:span></text:p>
      <text:p text:style-name="P1"><text:span text:style-name="T1"/></text:p>
      <text:p text:style-name="P1"><text:span text:style-name="T1">MariaDB [csd2204w18]&gt; select distinct manufacturer from d10_v1 ;</text:span></text:p>
      <text:p text:style-name="P1"><text:span text:style-name="T1">+--------------+</text:span></text:p>
      <text:p text:style-name="P1"><text:span text:style-name="T1">| Manufacturer |</text:span></text:p>
      <text:p text:style-name="P1"><text:span text:style-name="T1">+--------------+</text:span></text:p>
      <text:p text:style-name="P1"><text:span text:style-name="T1">|<text:s text:c="12"/>1 |</text:span></text:p>
      <text:p text:style-name="P1"><text:span text:style-name="T1">|<text:s text:c="12"/>2 |</text:span></text:p>
      <text:p text:style-name="P1"><text:span text:style-name="T1">|<text:s text:c="12"/>3 |</text:span></text:p>
      <text:p text:style-name="P1"><text:span text:style-name="T1">|<text:s text:c="12"/>4 |</text:span></text:p>
      <text:p text:style-name="P1"><text:span text:style-name="T1">|<text:s text:c="12"/>5 |</text:span></text:p>
      <text:p text:style-name="P1"><text:span text:style-name="T1">|<text:s text:c="12"/>6 |</text:span></text:p>
      <text:p text:style-name="P1"><text:span text:style-name="T1">|<text:s text:c="12"/>7 |</text:span></text:p>
      <text:p text:style-name="P1"><text:span text:style-name="T1">+--------------+</text:span></text:p>
      <text:p text:style-name="P1"><text:span text:style-name="T1">7 rows in set (0.00 sec)</text:span></text:p>
      <text:p text:style-name="P1"><text:span text:style-name="T1"/></text:p>
      <text:p text:style-name="P1"><text:span text:style-name="T1">MariaDB [csd2204w18]&gt; select distinct manufacturer,name from d10_v1 ;</text:span></text:p>
      <text:p text:style-name="P1"><text:span text:style-name="T1">+--------------+-----------------+</text:span></text:p>
      <text:p text:style-name="P1"><text:span text:style-name="T1">| Manufacturer | Name<text:s text:c="12"/>|</text:span></text:p>
      <text:p text:style-name="P1"><text:span text:style-name="T1">+--------------+-----------------+</text:span></text:p>
      <text:p text:style-name="P1"><text:span text:style-name="T1">|<text:s text:c="12"/>5 | Hard drive<text:s text:c="6"/>|</text:span></text:p>
      <text:p text:style-name="P1"><text:span text:style-name="T1">|<text:s text:c="12"/>6 | Memory<text:s text:c="10"/>|</text:span></text:p>
      <text:p text:style-name="P1"><text:span text:style-name="T1">|<text:s text:c="12"/>4 | ZIP drive<text:s text:c="7"/>|</text:span></text:p>
      <text:p text:style-name="P1"><text:span text:style-name="T1">|<text:s text:c="12"/>6 | Floppy disk<text:s text:c="5"/>|</text:span></text:p>
      <text:p text:style-name="P1"><text:span text:style-name="T1">|<text:s text:c="12"/>1 | Monitor<text:s text:c="9"/>|</text:span></text:p>
      <text:p text:style-name="P1"><text:span text:style-name="T1">|<text:s text:c="12"/>2 | DVD drive<text:s text:c="7"/>|</text:span></text:p>
      <text:p text:style-name="P1"><text:span text:style-name="T1">|<text:s text:c="12"/>2 | CD drive<text:s text:c="8"/>|</text:span></text:p>
      <text:p text:style-name="P1"><text:span text:style-name="T1">|<text:s text:c="12"/>3 | Printer<text:s text:c="9"/>|</text:span></text:p>
      <text:p text:style-name="P1"><text:span text:style-name="T1">|<text:s text:c="12"/>3 | Toner cartridge |</text:span></text:p>
      <text:p text:style-name="P1"><text:span text:style-name="T1">|<text:s text:c="12"/>2 | DVD burner<text:s text:c="6"/>|</text:span></text:p>
      <text:p text:style-name="P1"><text:span text:style-name="T1">|<text:s text:c="12"/>7 | Printer<text:s text:c="9"/>|</text:span></text:p>
      <text:p text:style-name="P1"><text:span text:style-name="T1">|<text:s text:c="12"/>7 | Toner cartridge |</text:span></text:p>
      <text:p text:style-name="P1"><text:span text:style-name="T1">|<text:s text:c="12"/>7 | DVD burner<text:s text:c="6"/>|</text:span></text:p>
      <text:p text:style-name="P1"><text:span text:style-name="T1">+--------------+-----------------+</text:span></text:p>
      <text:p text:style-name="P1"><text:span text:style-name="T1">13 rows in set (0.00 sec)</text:span></text:p>
      <text:p text:style-name="P1"><text:span text:style-name="T1"/></text:p>
      <text:p text:style-name="P1"><text:span text:style-name="T1">MariaDB [csd2204w18]&gt; insert into d10_v1 values(14,'memory card',56,3);</text:span></text:p>
      <text:p text:style-name="P1"><text:span text:style-name="T1">Query OK, 1 row affected (0.53 sec)</text:span></text:p>
      <text:p text:style-name="P1"><text:span text:style-name="T1"/></text:p>
      <text:p text:style-name="P1"><text:span text:style-name="T1">MariaDB [csd2204w18]&gt; select * from products;</text:span></text:p>
      <text:p text:style-name="P1"><text:span text:style-name="T1">+------+-----------------+-------+--------------+</text:span></text:p>
      <text:p text:style-name="P1"><text:span text:style-name="T1">| Code | Name<text:s text:c="12"/>| Price | Manufacturer |</text:span></text:p>
      <text:p text:style-name="P1"><text:span text:style-name="T1">+------+-----------------+-------+--------------+</text:span></text:p>
      <text:p text:style-name="P1"><text:span text:style-name="T1">|<text:s text:c="4"/>1 | Hard drive<text:s text:c="6"/>|<text:s text:c="3"/>240 |<text:s text:c="12"/>5 |</text:span></text:p>
      <text:p text:style-name="P1"><text:span text:style-name="T1">|<text:s text:c="4"/>2 | Memory<text:s text:c="10"/>|<text:s text:c="3"/>120 |<text:s text:c="12"/>6 |</text:span></text:p>
      <text:p text:style-name="P1"><text:span text:style-name="T1">|<text:s text:c="4"/>3 | ZIP drive<text:s text:c="7"/>|<text:s text:c="3"/>150 |<text:s text:c="12"/>4 |</text:span></text:p>
      <text:p text:style-name="P1"><text:span text:style-name="T1">|<text:s text:c="4"/>4 | Floppy disk<text:s text:c="5"/>|<text:s text:c="5"/>5 |<text:s text:c="12"/>6 |</text:span></text:p>
      <text:p text:style-name="P1"><text:span text:style-name="T1">|<text:s text:c="4"/>5 | Monitor<text:s text:c="9"/>|<text:s text:c="3"/>240 |<text:s text:c="12"/>1 |</text:span></text:p>
      <text:p text:style-name="P1"><text:span text:style-name="T1">|<text:s text:c="4"/>6 | DVD drive<text:s text:c="7"/>|<text:s text:c="3"/>180 |<text:s text:c="12"/>2 |</text:span></text:p>
      <text:p text:style-name="P1"><text:span text:style-name="T1">|<text:s text:c="4"/>7 | CD drive<text:s text:c="8"/>|<text:s text:c="4"/>90 |<text:s text:c="12"/>2 |</text:span></text:p>
      <text:p text:style-name="P1"><text:span text:style-name="T1">|<text:s text:c="4"/>8 | Printer<text:s text:c="9"/>|<text:s text:c="3"/>270 |<text:s text:c="12"/>3 |</text:span></text:p>
      <text:p text:style-name="P1"><text:span text:style-name="T1">|<text:s text:c="4"/>9 | Toner cartridge |<text:s text:c="4"/>66 |<text:s text:c="12"/>3 |</text:span></text:p>
      <text:p text:style-name="P1"><text:span text:style-name="T1">|<text:s text:c="3"/>10 | DVD burner<text:s text:c="6"/>|<text:s text:c="3"/>180 |<text:s text:c="12"/>2 |</text:span></text:p>
      <text:p text:style-name="P1"><text:span text:style-name="T1">|<text:s text:c="3"/>11 | Printer<text:s text:c="9"/>|<text:s text:c="4"/>40 |<text:s text:c="12"/>7 |</text:span></text:p>
      <text:p text:style-name="P1"><text:span text:style-name="T1">|<text:s text:c="3"/>12 | Toner cartridge |<text:s text:c="4"/>54 |<text:s text:c="12"/>7 |</text:span></text:p>
      <text:p text:style-name="P1"><text:span text:style-name="T1">|<text:s text:c="3"/>13 | DVD burner<text:s text:c="6"/>|<text:s text:c="4"/>78 |<text:s text:c="12"/>7 |</text:span></text:p>
      <text:p text:style-name="P1"><text:span text:style-name="T1">|<text:s text:c="3"/>14 | memory card<text:s text:c="5"/>|<text:s text:c="4"/>56 |<text:s text:c="12"/>3 |</text:span></text:p>
      <text:p text:style-name="P1"><text:span text:style-name="T1">+------+-----------------+-------+--------------+</text:span></text:p>
      <text:p text:style-name="P1"><text:span text:style-name="T1">14 rows in set (0.00 sec)</text:span></text:p>
      <text:p text:style-name="P1"><text:span text:style-name="T1"/></text:p>
      <text:p text:style-name="P1"><text:span text:style-name="T1">MariaDB [csd2204w18]&gt; update table d10_v1 set manufacturer=4 where name='memory card';</text:span></text:p>
      <text:p text:style-name="P1"><text:span text:style-name="T1">ERROR 1064 (42000): You have an error in your SQL syntax; check the manual that corresponds to your MariaDB server version for the right syntax to use near 'table d10_v1 set manufacturer=4 where name='memory card'' at line 1</text:span></text:p>
      <text:p text:style-name="P1"><text:span text:style-name="T1">MariaDB [csd2204w18]&gt; update table d10_v1 set manufacturer=4 where name='memorycard';</text:span></text:p>
      <text:p text:style-name="P1"><text:span text:style-name="T1">ERROR 1064 (42000): You have an error in your SQL syntax; check the manual that corresponds to your MariaDB server version for the right syntax to use near 'table d10_v1 set manufacturer=4 where name='memorycard'' at line 1</text:span></text:p>
      <text:p text:style-name="P1"><text:span text:style-name="T1">MariaDB [csd2204w18]&gt; update d10_v1 set manufacturer=4 where name='memorycard';</text:span></text:p>
      <text:p text:style-name="P1"><text:span text:style-name="T1">Query OK, 0 rows affected (0.00 sec)</text:span></text:p>
      <text:p text:style-name="P1"><text:span text:style-name="T1">Rows matched: 0<text:s text:c="2"/>Changed: 0<text:s text:c="2"/>Warnings: 0</text:span></text:p>
      <text:p text:style-name="P1"><text:span text:style-name="T1"/></text:p>
      <text:p text:style-name="P1"><text:span text:style-name="T1">MariaDB [csd2204w18]&gt; select * from d10_v10;</text:span></text:p>
      <text:p text:style-name="P1"><text:span text:style-name="T1">ERROR 1146 (42S02): Table 'csd2204w18.d10_v10' doesn't exist</text:span></text:p>
      <text:p text:style-name="P1"><text:span text:style-name="T1">MariaDB [csd2204w18]&gt; select * from products;</text:span></text:p>
      <text:p text:style-name="P1"><text:span text:style-name="T1">+------+-----------------+-------+--------------+</text:span></text:p>
      <text:p text:style-name="P1"><text:span text:style-name="T1">| Code | Name<text:s text:c="12"/>| Price | Manufacturer |</text:span></text:p>
      <text:p text:style-name="P1"><text:span text:style-name="T1">+------+-----------------+-------+--------------+</text:span></text:p>
      <text:p text:style-name="P1"><text:span text:style-name="T1">|<text:s text:c="4"/>1 | Hard drive<text:s text:c="6"/>|<text:s text:c="3"/>240 |<text:s text:c="12"/>5 |</text:span></text:p>
      <text:p text:style-name="P1"><text:span text:style-name="T1">|<text:s text:c="4"/>2 | Memory<text:s text:c="10"/>|<text:s text:c="3"/>120 |<text:s text:c="12"/>6 |</text:span></text:p>
      <text:p text:style-name="P1"><text:span text:style-name="T1">|<text:s text:c="4"/>3 | ZIP drive<text:s text:c="7"/>|<text:s text:c="3"/>150 |<text:s text:c="12"/>4 |</text:span></text:p>
      <text:p text:style-name="P1"><text:span text:style-name="T1">|<text:s text:c="4"/>4 | Floppy disk<text:s text:c="5"/>|<text:s text:c="5"/>5 |<text:s text:c="12"/>6 |</text:span></text:p>
      <text:p text:style-name="P1"><text:span text:style-name="T1">|<text:s text:c="4"/>5 | Monitor<text:s text:c="9"/>|<text:s text:c="3"/>240 |<text:s text:c="12"/>1 |</text:span></text:p>
      <text:p text:style-name="P1"><text:span text:style-name="T1">|<text:s text:c="4"/>6 | DVD drive<text:s text:c="7"/>|<text:s text:c="3"/>180 |<text:s text:c="12"/>2 |</text:span></text:p>
      <text:p text:style-name="P1"><text:span text:style-name="T1">|<text:s text:c="4"/>7 | CD drive<text:s text:c="8"/>|<text:s text:c="4"/>90 |<text:s text:c="12"/>2 |</text:span></text:p>
      <text:p text:style-name="P1"><text:span text:style-name="T1">|<text:s text:c="4"/>8 | Printer<text:s text:c="9"/>|<text:s text:c="3"/>270 |<text:s text:c="12"/>3 |</text:span></text:p>
      <text:p text:style-name="P1"><text:span text:style-name="T1">|<text:s text:c="4"/>9 | Toner cartridge |<text:s text:c="4"/>66 |<text:s text:c="12"/>3 |</text:span></text:p>
      <text:p text:style-name="P1"><text:span text:style-name="T1">|<text:s text:c="3"/>10 | DVD burner<text:s text:c="6"/>|<text:s text:c="3"/>180 |<text:s text:c="12"/>2 |</text:span></text:p>
      <text:p text:style-name="P1"><text:span text:style-name="T1">|<text:s text:c="3"/>11 | Printer<text:s text:c="9"/>|<text:s text:c="4"/>40 |<text:s text:c="12"/>7 |</text:span></text:p>
      <text:p text:style-name="P1"><text:span text:style-name="T1">|<text:s text:c="3"/>12 | Toner cartridge |<text:s text:c="4"/>54 |<text:s text:c="12"/>7 |</text:span></text:p>
      <text:p text:style-name="P1"><text:span text:style-name="T1">|<text:s text:c="3"/>13 | DVD burner<text:s text:c="6"/>|<text:s text:c="4"/>78 |<text:s text:c="12"/>7 |</text:span></text:p>
      <text:p text:style-name="P1"><text:span text:style-name="T1">|<text:s text:c="3"/>14 | memory card<text:s text:c="5"/>|<text:s text:c="4"/>56 |<text:s text:c="12"/>3 |</text:span></text:p>
      <text:p text:style-name="P1"><text:span text:style-name="T1">+------+-----------------+-------+--------------+</text:span></text:p>
      <text:p text:style-name="P1"><text:span text:style-name="T1">14 rows in set (0.00 sec)</text:span></text:p>
      <text:p text:style-name="P1"><text:span text:style-name="T1"/></text:p>
      <text:p text:style-name="P1"><text:span text:style-name="T1">MariaDB [csd2204w18]&gt; select * from d10_v1;</text:span></text:p>
      <text:p text:style-name="P1"><text:span text:style-name="T1">+------+-----------------+-------+--------------+</text:span></text:p>
      <text:p text:style-name="P1"><text:span text:style-name="T1">| Code | Name<text:s text:c="12"/>| Price | Manufacturer |</text:span></text:p>
      <text:p text:style-name="P1"><text:span text:style-name="T1">+------+-----------------+-------+--------------+</text:span></text:p>
      <text:p text:style-name="P1"><text:span text:style-name="T1">|<text:s text:c="4"/>1 | Hard drive<text:s text:c="6"/>|<text:s text:c="3"/>240 |<text:s text:c="12"/>5 |</text:span></text:p>
      <text:p text:style-name="P1"><text:span text:style-name="T1">|<text:s text:c="4"/>2 | Memory<text:s text:c="10"/>|<text:s text:c="3"/>120 |<text:s text:c="12"/>6 |</text:span></text:p>
      <text:p text:style-name="P1"><text:span text:style-name="T1">|<text:s text:c="4"/>3 | ZIP drive<text:s text:c="7"/>|<text:s text:c="3"/>150 |<text:s text:c="12"/>4 |</text:span></text:p>
      <text:p text:style-name="P1"><text:span text:style-name="T1">|<text:s text:c="4"/>4 | Floppy disk<text:s text:c="5"/>|<text:s text:c="5"/>5 |<text:s text:c="12"/>6 |</text:span></text:p>
      <text:p text:style-name="P1"><text:span text:style-name="T1">|<text:s text:c="4"/>5 | Monitor<text:s text:c="9"/>|<text:s text:c="3"/>240 |<text:s text:c="12"/>1 |</text:span></text:p>
      <text:p text:style-name="P1"><text:span text:style-name="T1">|<text:s text:c="4"/>6 | DVD drive<text:s text:c="7"/>|<text:s text:c="3"/>180 |<text:s text:c="12"/>2 |</text:span></text:p>
      <text:p text:style-name="P1"><text:span text:style-name="T1">|<text:s text:c="4"/>7 | CD drive<text:s text:c="8"/>|<text:s text:c="4"/>90 |<text:s text:c="12"/>2 |</text:span></text:p>
      <text:p text:style-name="P1"><text:span text:style-name="T1">|<text:s text:c="4"/>8 | Printer<text:s text:c="9"/>|<text:s text:c="3"/>270 |<text:s text:c="12"/>3 |</text:span></text:p>
      <text:p text:style-name="P1"><text:span text:style-name="T1">|<text:s text:c="4"/>9 | Toner cartridge |<text:s text:c="4"/>66 |<text:s text:c="12"/>3 |</text:span></text:p>
      <text:p text:style-name="P1"><text:span text:style-name="T1">|<text:s text:c="3"/>10 | DVD burner<text:s text:c="6"/>|<text:s text:c="3"/>180 |<text:s text:c="12"/>2 |</text:span></text:p>
      <text:p text:style-name="P1"><text:span text:style-name="T1">|<text:s text:c="3"/>11 | Printer<text:s text:c="9"/>|<text:s text:c="4"/>40 |<text:s text:c="12"/>7 |</text:span></text:p>
      <text:p text:style-name="P1"><text:span text:style-name="T1">|<text:s text:c="3"/>12 | Toner cartridge |<text:s text:c="4"/>54 |<text:s text:c="12"/>7 |</text:span></text:p>
      <text:p text:style-name="P1"><text:span text:style-name="T1">|<text:s text:c="3"/>13 | DVD burner<text:s text:c="6"/>|<text:s text:c="4"/>78 |<text:s text:c="12"/>7 |</text:span></text:p>
      <text:p text:style-name="P1"><text:span text:style-name="T1">|<text:s text:c="3"/>14 | memory card<text:s text:c="5"/>|<text:s text:c="4"/>56 |<text:s text:c="12"/>3 |</text:span></text:p>
      <text:p text:style-name="P1"><text:span text:style-name="T1">+------+-----------------+-------+--------------+</text:span></text:p>
      <text:p text:style-name="P1"><text:span text:style-name="T1">14 rows in set (0.00 sec)</text:span></text:p>
      <text:p text:style-name="P1"><text:span text:style-name="T1"/></text:p>
      <text:p text:style-name="P1"><text:span text:style-name="T1">MariaDB [csd2204w18]&gt; update d10_v1 set price=50 where name='memorycard';</text:span></text:p>
      <text:p text:style-name="P1"><text:span text:style-name="T1">Query OK, 0 rows affected (0.00 sec)</text:span></text:p>
      <text:p text:style-name="P1"><text:span text:style-name="T1">Rows matched: 0<text:s text:c="2"/>Changed: 0<text:s text:c="2"/>Warnings: 0</text:span></text:p>
      <text:p text:style-name="P1"><text:span text:style-name="T1"/></text:p>
      <text:p text:style-name="P1"><text:span text:style-name="T1">MariaDB [csd2204w18]&gt; select * from d10_v1;</text:span></text:p>
      <text:p text:style-name="P1"><text:span text:style-name="T1">+------+-----------------+-------+--------------+</text:span></text:p>
      <text:p text:style-name="P1"><text:span text:style-name="T1">| Code | Name<text:s text:c="12"/>| Price | Manufacturer |</text:span></text:p>
      <text:p text:style-name="P1"><text:span text:style-name="T1">+------+-----------------+-------+--------------+</text:span></text:p>
      <text:p text:style-name="P1"><text:span text:style-name="T1">|<text:s text:c="4"/>1 | Hard drive<text:s text:c="6"/>|<text:s text:c="3"/>240 |<text:s text:c="12"/>5 |</text:span></text:p>
      <text:p text:style-name="P1"><text:span text:style-name="T1">|<text:s text:c="4"/>2 | Memory<text:s text:c="10"/>|<text:s text:c="3"/>120 |<text:s text:c="12"/>6 |</text:span></text:p>
      <text:p text:style-name="P1"><text:span text:style-name="T1">|<text:s text:c="4"/>3 | ZIP drive<text:s text:c="7"/>|<text:s text:c="3"/>150 |<text:s text:c="12"/>4 |</text:span></text:p>
      <text:p text:style-name="P1"><text:span text:style-name="T1">|<text:s text:c="4"/>4 | Floppy disk<text:s text:c="5"/>|<text:s text:c="5"/>5 |<text:s text:c="12"/>6 |</text:span></text:p>
      <text:p text:style-name="P1"><text:span text:style-name="T1">|<text:s text:c="4"/>5 | Monitor<text:s text:c="9"/>|<text:s text:c="3"/>240 |<text:s text:c="12"/>1 |</text:span></text:p>
      <text:p text:style-name="P1"><text:span text:style-name="T1">|<text:s text:c="4"/>6 | DVD drive<text:s text:c="7"/>|<text:s text:c="3"/>180 |<text:s text:c="12"/>2 |</text:span></text:p>
      <text:p text:style-name="P1"><text:span text:style-name="T1">|<text:s text:c="4"/>7 | CD drive<text:s text:c="8"/>|<text:s text:c="4"/>90 |<text:s text:c="12"/>2 |</text:span></text:p>
      <text:p text:style-name="P1"><text:span text:style-name="T1">|<text:s text:c="4"/>8 | Printer<text:s text:c="9"/>|<text:s text:c="3"/>270 |<text:s text:c="12"/>3 |</text:span></text:p>
      <text:p text:style-name="P1"><text:span text:style-name="T1">|<text:s text:c="4"/>9 | Toner cartridge |<text:s text:c="4"/>66 |<text:s text:c="12"/>3 |</text:span></text:p>
      <text:p text:style-name="P1"><text:span text:style-name="T1">|<text:s text:c="3"/>10 | DVD burner<text:s text:c="6"/>|<text:s text:c="3"/>180 |<text:s text:c="12"/>2 |</text:span></text:p>
      <text:p text:style-name="P1"><text:span text:style-name="T1">|<text:s text:c="3"/>11 | Printer<text:s text:c="9"/>|<text:s text:c="4"/>40 |<text:s text:c="12"/>7 |</text:span></text:p>
      <text:p text:style-name="P1"><text:span text:style-name="T1">|<text:s text:c="3"/>12 | Toner cartridge |<text:s text:c="4"/>54 |<text:s text:c="12"/>7 |</text:span></text:p>
      <text:p text:style-name="P1"><text:span text:style-name="T1">|<text:s text:c="3"/>13 | DVD burner<text:s text:c="6"/>|<text:s text:c="4"/>78 |<text:s text:c="12"/>7 |</text:span></text:p>
      <text:p text:style-name="P1"><text:span text:style-name="T1">|<text:s text:c="3"/>14 | memory card<text:s text:c="5"/>|<text:s text:c="4"/>56 |<text:s text:c="12"/>3 |</text:span></text:p>
      <text:p text:style-name="P1"><text:span text:style-name="T1">+------+-----------------+-------+--------------+</text:span></text:p>
      <text:p text:style-name="P1"><text:span text:style-name="T1">14 rows in set (0.00 sec)</text:span></text:p>
      <text:p text:style-name="P1"><text:span text:style-name="T1"/></text:p>
      <text:p text:style-name="P1"><text:span text:style-name="T1">MariaDB [csd2204w18]&gt; create view d10_v8 as select products.code,products.name 'products',manu.name 'manufacturer' from manu inner join products on products.code=manu.code;</text:span></text:p>
      <text:p text:style-name="P1"><text:span text:style-name="T1">Query OK, 0 rows affected (0.31 sec)</text:span></text:p>
      <text:p text:style-name="P1"><text:span text:style-name="T1"/></text:p>
      <text:p text:style-name="P1"><text:span text:style-name="T1">MariaDB [csd2204w18]&gt; select * from d10_v8;</text:span></text:p>
      <text:p text:style-name="P1"><text:span text:style-name="T1">+------+-----------------+-------------------+</text:span></text:p>
      <text:p text:style-name="P1"><text:span text:style-name="T1">| code | products<text:s text:c="8"/>| manufacturer<text:s text:c="6"/>|</text:span></text:p>
      <text:p text:style-name="P1"><text:span text:style-name="T1">+------+-----------------+-------------------+</text:span></text:p>
      <text:p text:style-name="P1"><text:span text:style-name="T1">|<text:s text:c="4"/>1 | Hard drive<text:s text:c="6"/>| Sony<text:s text:c="14"/>|</text:span></text:p>
      <text:p text:style-name="P1"><text:span text:style-name="T1">|<text:s text:c="4"/>2 | Memory<text:s text:c="10"/>| Creative Labs<text:s text:c="5"/>|</text:span></text:p>
      <text:p text:style-name="P1"><text:span text:style-name="T1">|<text:s text:c="4"/>3 | ZIP drive<text:s text:c="7"/>| Hewlett-Packard<text:s text:c="3"/>|</text:span></text:p>
      <text:p text:style-name="P1"><text:span text:style-name="T1">|<text:s text:c="4"/>4 | Floppy disk<text:s text:c="5"/>| Iomega<text:s text:c="12"/>|</text:span></text:p>
      <text:p text:style-name="P1"><text:span text:style-name="T1">|<text:s text:c="4"/>5 | Monitor<text:s text:c="9"/>| Fujitsu<text:s text:c="11"/>|</text:span></text:p>
      <text:p text:style-name="P1"><text:span text:style-name="T1">|<text:s text:c="4"/>6 | DVD drive<text:s text:c="7"/>| Winchester<text:s text:c="8"/>|</text:span></text:p>
      <text:p text:style-name="P1"><text:span text:style-name="T1">|<text:s text:c="4"/>7 | CD drive<text:s text:c="8"/>| moxDroid Labs Inc |</text:span></text:p>
      <text:p text:style-name="P1"><text:span text:style-name="T1">|<text:s text:c="4"/>8 | Printer<text:s text:c="9"/>| Dell<text:s text:c="14"/>|</text:span></text:p>
      <text:p text:style-name="P1"><text:span text:style-name="T1">|<text:s text:c="4"/>9 | Toner cartridge | Bell Labs<text:s text:c="9"/>|</text:span></text:p>
      <text:p text:style-name="P1"><text:span text:style-name="T1">+------+-----------------+-------------------+</text:span></text:p>
      <text:p text:style-name="P1"><text:span text:style-name="T1">9 rows in set (0.00 sec)</text:span></text:p>
      <text:p text:style-name="P1"><text:span text:style-name="T1"/></text:p>
      <text:p text:style-name="P1"><text:span text:style-name="T1">MariaDB [csd2204w18]&gt; insert into d10_v8 values(15,'pen',20,5);</text:span></text:p>
      <text:p text:style-name="P1"><text:span text:style-name="T1">ERROR 1394 (HY000): Can not insert into join view 'csd2204w18.d10_v8' without fields list</text:span></text:p>
      <text:p text:style-name="P1"><text:span text:style-name="T1">MariaDB [csd2204w18]&gt; update d10_v8 set price=15 where name='pen';</text:span></text:p>
      <text:p text:style-name="P1"><text:span text:style-name="T1">ERROR 1054 (42S22): Unknown column 'price' in 'field list'</text:span></text:p>
      <text:p text:style-name="P1"><text:span text:style-name="T1">MariaDB [csd2204w18]&gt; select * from d10_v8;</text:span></text:p>
      <text:p text:style-name="P1"><text:span text:style-name="T1">+------+-----------------+-------------------+</text:span></text:p>
      <text:p text:style-name="P1"><text:span text:style-name="T1">| code | products<text:s text:c="8"/>| manufacturer<text:s text:c="6"/>|</text:span></text:p>
      <text:p text:style-name="P1"><text:span text:style-name="T1">+------+-----------------+-------------------+</text:span></text:p>
      <text:p text:style-name="P1"><text:span text:style-name="T1">|<text:s text:c="4"/>1 | Hard drive<text:s text:c="6"/>| Sony<text:s text:c="14"/>|</text:span></text:p>
      <text:p text:style-name="P1"><text:span text:style-name="T1">|<text:s text:c="4"/>2 | Memory<text:s text:c="10"/>| Creative Labs<text:s text:c="5"/>|</text:span></text:p>
      <text:p text:style-name="P1"><text:span text:style-name="T1">|<text:s text:c="4"/>3 | ZIP drive<text:s text:c="7"/>| Hewlett-Packard<text:s text:c="3"/>|</text:span></text:p>
      <text:p text:style-name="P1"><text:span text:style-name="T1">|<text:s text:c="4"/>4 | Floppy disk<text:s text:c="5"/>| Iomega<text:s text:c="12"/>|</text:span></text:p>
      <text:p text:style-name="P1"><text:span text:style-name="T1">|<text:s text:c="4"/>5 | Monitor<text:s text:c="9"/>| Fujitsu<text:s text:c="11"/>|</text:span></text:p>
      <text:p text:style-name="P1"><text:span text:style-name="T1">|<text:s text:c="4"/>6 | DVD drive<text:s text:c="7"/>| Winchester<text:s text:c="8"/>|</text:span></text:p>
      <text:p text:style-name="P1"><text:span text:style-name="T1">|<text:s text:c="4"/>7 | CD drive<text:s text:c="8"/>| moxDroid Labs Inc |</text:span></text:p>
      <text:p text:style-name="P1"><text:span text:style-name="T1">|<text:s text:c="4"/>8 | Printer<text:s text:c="9"/>| Dell<text:s text:c="14"/>|</text:span></text:p>
      <text:p text:style-name="P1"><text:span text:style-name="T1">|<text:s text:c="4"/>9 | Toner cartridge | Bell Labs<text:s text:c="9"/>|</text:span></text:p>
      <text:p text:style-name="P1"><text:span text:style-name="T1">+------+-----------------+-------------------+</text:span></text:p>
      <text:p text:style-name="P1"><text:span text:style-name="T1">9 rows in set (0.00 sec)</text:span></text:p>
      <text:p text:style-name="P1"><text:span text:style-name="T1"/></text:p>
      <text:p text:style-name="P1"><text:span text:style-name="T1">MariaDB [csd2204w18]&gt; update d10_v8 set producte='pen' where manufacturer='creative labs';</text:span></text:p>
      <text:p text:style-name="P1"><text:span text:style-name="T1">ERROR 1054 (42S22): Unknown column 'producte' in 'field list'</text:span></text:p>
      <text:p text:style-name="P1"><text:span text:style-name="T1">MariaDB [csd2204w18]&gt; update d10_v8 set products='pen' where manufacturer='creative labs';</text:span></text:p>
      <text:p text:style-name="P1"><text:span text:style-name="T1">Query OK, 1 row affected (0.16 sec)</text:span></text:p>
      <text:p text:style-name="P1"><text:span text:style-name="T1">Rows matched: 1<text:s text:c="2"/>Changed: 1<text:s text:c="2"/>Warnings: 0</text:span></text:p>
      <text:p text:style-name="P1"><text:span text:style-name="T1"/></text:p>
      <text:p text:style-name="P1"><text:span text:style-name="T1">MariaDB [csd2204w18]&gt; select<text:s text:c="2"/>* from d10_v8;</text:span></text:p>
      <text:p text:style-name="P1"><text:span text:style-name="T1">+------+-----------------+-------------------+</text:span></text:p>
      <text:p text:style-name="P1"><text:span text:style-name="T1">| code | products<text:s text:c="8"/>| manufacturer<text:s text:c="6"/>|</text:span></text:p>
      <text:p text:style-name="P1"><text:span text:style-name="T1">+------+-----------------+-------------------+</text:span></text:p>
      <text:p text:style-name="P1"><text:span text:style-name="T1">|<text:s text:c="4"/>1 | Hard drive<text:s text:c="6"/>| Sony<text:s text:c="14"/>|</text:span></text:p>
      <text:p text:style-name="P1"><text:span text:style-name="T1">|<text:s text:c="4"/>2 | pen<text:s text:c="13"/>| Creative Labs<text:s text:c="5"/>|</text:span></text:p>
      <text:p text:style-name="P1"><text:span text:style-name="T1">|<text:s text:c="4"/>3 | ZIP drive<text:s text:c="7"/>| Hewlett-Packard<text:s text:c="3"/>|</text:span></text:p>
      <text:p text:style-name="P1"><text:span text:style-name="T1">|<text:s text:c="4"/>4 | Floppy disk<text:s text:c="5"/>| Iomega<text:s text:c="12"/>|</text:span></text:p>
      <text:p text:style-name="P1"><text:span text:style-name="T1">|<text:s text:c="4"/>5 | Monitor<text:s text:c="9"/>| Fujitsu<text:s text:c="11"/>|</text:span></text:p>
      <text:p text:style-name="P1"><text:span text:style-name="T1">|<text:s text:c="4"/>6 | DVD drive<text:s text:c="7"/>| Winchester<text:s text:c="8"/>|</text:span></text:p>
      <text:p text:style-name="P1"><text:span text:style-name="T1">|<text:s text:c="4"/>7 | CD drive<text:s text:c="8"/>| moxDroid Labs Inc |</text:span></text:p>
      <text:p text:style-name="P1"><text:span text:style-name="T1">|<text:s text:c="4"/>8 | Printer<text:s text:c="9"/>| Dell<text:s text:c="14"/>|</text:span></text:p>
      <text:p text:style-name="P1"><text:span text:style-name="T1">|<text:s text:c="4"/>9 | Toner cartridge | Bell Labs<text:s text:c="9"/>|</text:span></text:p>
      <text:p text:style-name="P1"><text:span text:style-name="T1">+------+-----------------+-------------------+</text:span></text:p>
      <text:p text:style-name="P1"><text:span text:style-name="T1">9 rows in set (0.00 sec)</text:span></text:p>
      <text:p text:style-name="P1"><text:span text:style-name="T1"/></text:p>
      <text:p text:style-name="P1"><text:span text:style-name="T1">MariaDB [csd2204w18]&gt; delete from d10_v8 where products='pen';</text:span></text:p>
      <text:p text:style-name="P1"><text:span text:style-name="T1">ERROR 1395 (HY000): Can not delete from join view 'csd2204w18.d10_v8'</text:span></text:p>
      <text:p text:style-name="P1"><text:span text:style-name="T1">MariaDB [csd2204w18]&gt; create view v_today(today) as select current_date;</text:span></text:p>
      <text:p text:style-name="P1"><text:span text:style-name="T1">Query OK, 0 rows affected (0.11 sec)</text:span></text:p>
      <text:p text:style-name="P1"><text:span text:style-name="T1"/></text:p>
      <text:p text:style-name="P1"><text:span text:style-name="T1">MariaDB [csd2204w18]&gt; select * from v_today;</text:span></text:p>
      <text:p text:style-name="P1"><text:span text:style-name="T1">+------------+</text:span></text:p>
      <text:p text:style-name="P1"><text:span text:style-name="T1">| today<text:s text:c="6"/>|</text:span></text:p>
      <text:p text:style-name="P1"><text:span text:style-name="T1">+------------+</text:span></text:p>
      <text:p text:style-name="P1"><text:span text:style-name="T1">| 2018-01-19 |</text:span></text:p>
      <text:p text:style-name="P1"><text:span text:style-name="T1">+------------+</text:span></text:p>
      <text:p text:style-name="P1"><text:span text:style-name="T1">1 row in set (0.00 sec)</text:span></text:p>
      <text:p text:style-name="P1"><text:span text:style-name="T1"/></text:p>
      <text:p text:style-name="P1"><text:span text:style-name="T1">MariaDB [csd2204w18]&gt; create or replace view v_today(now) as select now();</text:span></text:p>
      <text:p text:style-name="P1"><text:span text:style-name="T1">Query OK, 0 rows affected (0.36 sec)</text:span></text:p>
      <text:p text:style-name="P1"><text:span text:style-name="T1"/></text:p>
      <text:p text:style-name="P1"><text:span text:style-name="T1">MariaDB [csd2204w18]&gt; select * from v_today;</text:span></text:p>
      <text:p text:style-name="P1"><text:span text:style-name="T1">+---------------------+</text:span></text:p>
      <text:p text:style-name="P1"><text:span text:style-name="T1">| now<text:s text:c="17"/>|</text:span></text:p>
      <text:p text:style-name="P1"><text:span text:style-name="T1">+---------------------+</text:span></text:p>
      <text:p text:style-name="P1"><text:span text:style-name="T1">| 2018-01-19 08:50:05 |</text:span></text:p>
      <text:p text:style-name="P1"><text:span text:style-name="T1">+---------------------+</text:span></text:p>
      <text:p text:style-name="P1"><text:span text:style-name="T1">1 row in set (0.00 sec)</text:span></text:p>
      <text:p text:style-name="P1"><text:span text:style-name="T1"/></text:p>
      <text:p text:style-name="P1"><text:span text:style-name="T1">MariaDB [csd2204w18]&gt; drop view if exist v_today;</text:span></text:p>
      <text:p text:style-name="P1"><text:span text:style-name="T1">ERROR 1064 (42000): You have an error in your SQL syntax; check the manual that corresponds to your MariaDB server version for the right syntax to use near 'exist v_today' at line 1</text:span></text:p>
      <text:p text:style-name="P1"><text:span text:style-name="T1">MariaDB [csd2204w18]&gt; drop view if exists v_today;</text:span></text:p>
      <text:p text:style-name="P1"><text:span text:style-name="T1">Query OK, 0 rows affected (0.00 sec)</text:span></text:p>
      <text:p text:style-name="P1"><text:span text:style-name="T1"/></text:p>
      <text:p text:style-name="P1"><text:span text:style-name="T1">MariaDB [csd2204w18]&gt; tee c:/xampp/day10log.txt</text:span></text:p>
      <text:p text:style-name="P1"><text:span text:style-name="T1">Logging to file 'c:/xampp/day10log.txt'</text:span></text:p>
      <text:p text:style-name="P1"><text:span text:style-name="T1">MariaDB [csd2204w18]&gt; exit</text:span></text:p>
      <text:p text:style-name="P1"><text:span text:style-name="T1">Bye</text:span></text:p>
      <text:p text:style-name="P1"><text:span text:style-name="T1"/></text:p>
      <text:p text:style-name="P1"><text:span text:style-name="T1">730110@128-IMAC10 c:\xampp</text:span></text:p>
      <text:p text:style-name="P1"><text:span text:style-name="T1"># mysql dump -u root -p csd2204w18&gt;day10.sql</text:span></text:p>
      <text:p text:style-name="P1"><text:span text:style-name="T1"/></text:p>
      <text:p text:style-name="P1"><text:span text:style-name="T1">730110@128-IMAC10 c:\xampp</text:span></text:p>
      <text:p text:style-name="P1"><text:span text:style-name="T1"># mysql dump -u root -p csd2204&gt;day10.sql</text:span></text:p>
      <text:p text:style-name="P1"><text:span text:style-name="T1"/></text:p>
      <text:p text:style-name="P1"><text:span text:style-name="T1">730110@128-IMAC10 c:\xampp</text:span></text:p>
      <text:p text:style-name="P1"><text:span text:style-name="T1">#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